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f7d" officeooo:paragraph-rsid="000fa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mxAFOH2RonG45VtWomRq6bckEkNF1R2pBgpf</text:p>
      <text:p text:style-name="Standard"/>
      <text:p text:style-name="Standard"/>
      <text:p text:style-name="Standard"/>
      <text:p text:style-name="Standard"/>
      <text:p text:style-name="P1">code <text:s/>githu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3:21:11.485403005</meta:creation-date>
    <dc:date>2022-10-12T09:34:24.357916440</dc:date>
    <meta:editing-duration>PT4M5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" meta:word-count="3" meta:character-count="52" meta:non-whitespace-character-count="50"/>
  </office:meta>
</office:document-meta>
</file>